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23000000EB000000F0FBC891C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text-align="center" style:writing-mode="lr-tb"/>
    </style: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frame draw:name="Picture 3" draw:style-name="gr1" draw:text-style-name="P1" draw:layer="layout" svg:width="6.218cm" svg:height="6.35cm" svg:x="15.094cm" svg:y="6.941cm">
          <draw:image xlink:href="Pictures/10000023000000EB000000F0FBC891C1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" fo:font-family="'Calibri Light'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9.21cm" svg:height="3.682cm" svg:x="2.328cm" svg:y="1.014cm" presentation:class="title" presentation:placeholder="true">
        <draw:text-box/>
      </draw:frame>
      <draw:frame presentation:style-name="Default-outline1" draw:layer="backgroundobjects" svg:width="29.21cm" svg:height="12.087cm" svg:x="2.328cm" svg:y="5.07cm" presentation:class="outline" presentation:placeholder="true">
        <draw:text-box/>
      </draw:frame>
      <draw:frame presentation:style-name="Mpr1" draw:layer="backgroundobjects" svg:width="7.62cm" svg:height="1.014cm" svg:x="2.328cm" svg:y="17.6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11.43cm" svg:height="1.014cm" svg:x="11.21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7.62cm" svg:height="1.014cm" svg:x="23.918cm" svg:y="17.6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e</meta:initial-creator>
    <meta:creation-date>2015-05-19T11:16:47.539565000</meta:creation-date>
    <dc:creator>me</dc:creator>
    <dc:date>2015-05-19T11:17:00.579000000</dc:date>
    <meta:editing-cycles>1</meta:editing-cycles>
    <meta:editing-duration>PT13S</meta:editing-duration>
    <meta:document-statistic meta:object-count="20"/>
    <meta:generator>LibreOffice/4.2.8.2$Linux_x86 LibreOffice_project/420m0$Build-2</meta:generator>
  </office:meta>
</office:document-meta>
</file>